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8.574cm"/>
    </style:style>
    <style:style style:name="co4" style:family="table-column">
      <style:table-column-properties fo:break-before="auto" style:column-width="1.725cm"/>
    </style:style>
    <style:style style:name="co5" style:family="table-column">
      <style:table-column-properties fo:break-before="auto" style:column-width="1.198cm"/>
    </style:style>
    <style:style style:name="co6" style:family="table-column">
      <style:table-column-properties fo:break-before="auto" style:column-width="4.944cm"/>
    </style:style>
    <style:style style:name="co7" style:family="table-column">
      <style:table-column-properties fo:break-before="auto" style:column-width="4.023cm"/>
    </style:style>
    <style:style style:name="co8" style:family="table-column">
      <style:table-column-properties fo:break-before="auto" style:column-width="3.9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wrap"/>
    </style:style>
    <style:style style:name="ce3" style:family="table-cell" style:parent-style-name="Default">
      <style:table-cell-properties style:text-align-source="value-type" style:repeat-content="false" fo:wrap-option="no-wrap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true"/>
      <style:paragraph-properties fo:text-align="start"/>
    </style:style>
    <style:style style:name="ce7" style:family="table-cell" style:parent-style-name="Default">
      <style:table-cell-properties style:text-align-source="fix" style:repeat-content="true"/>
      <style:paragraph-properties fo:text-align="start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true"/>
      <style:paragraph-properties fo:text-align="start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true" fo:background-color="transparent"/>
      <style:paragraph-properties fo:text-align="star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background-color="transparent" fo:wrap-option="no-wrap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able-cell-properties style:text-align-source="value-type" style:repeat-content="false" fo:wrap-option="no-wrap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text-align-source="value-type" style:repeat-content="false" fo:wrap-option="no-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able-cell-properties fo:wrap-option="no-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able-cell-properties style:text-align-source="value-type" style:repeat-content="false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 style:data-style-name="N0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0">
      <style:text-properties fo:font-size="10pt" style:font-size-asian="10pt" style:font-size-complex="10pt"/>
    </style:style>
    <style:style style:name="ce19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true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fo:language="en" fo:country="GB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3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7"/>
          <table:table-cell table:style-name="ce6" table:number-columns-repeated="9"/>
          <table:table-cell/>
        </table:table-row>
        <table:table-row table:style-name="ro1">
          <table:table-cell table:number-columns-repeated="4"/>
          <table:table-cell table:style-name="ce17" office:value-type="string">
            <text:p>Date</text:p>
          </table:table-cell>
          <table:table-cell table:style-name="ce19" office:value-type="string">
            <text:p>Week</text:p>
          </table:table-cell>
          <table:table-cell table:style-name="ce17" office:value-type="string">
            <text:p>Day</text:p>
          </table:table-cell>
          <table:table-cell table:style-name="ce21" office:value-type="string">
            <text:p>Coursera</text:p>
          </table:table-cell>
          <table:table-cell table:style-name="ce21" office:value-type="string">
            <text:p>MSc Project Tasks</text:p>
          </table:table-cell>
          <table:table-cell table:style-name="ce6" table:number-columns-repeated="7"/>
          <table:table-cell/>
        </table:table-row>
        <table:table-row table:style-name="ro2">
          <table:table-cell table:number-columns-repeated="4"/>
          <table:table-cell office:value-type="string">
            <text:p>30<text:span text:style-name="T3">th</text:span> Mar</text:p>
          </table:table-cell>
          <table:table-cell office:value-type="float" office:value="0">
            <text:p>0</text:p>
          </table:table-cell>
          <table:table-cell table:style-name="ce20" office:value-type="string">
            <text:p>Sat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office:value-type="string">
            <text:p>31<text:span text:style-name="T3">st</text:span> Mar</text:p>
          </table:table-cell>
          <table:table-cell office:value-type="float" office:value="0">
            <text:p>0</text:p>
          </table:table-cell>
          <table:table-cell table:style-name="ce20" office:value-type="string">
            <text:p>Sun</text:p>
          </table:table-cell>
          <table:table-cell table:style-name="ce6"/>
          <table:table-cell table:style-name="ce6" office:value-type="string">
            <text:p>Read, make notes, and summarize from 3 papers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table:style-name="ce18" office:value-type="string">
            <text:p>1<text:span text:style-name="T3">st</text:span> Apr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18" office:value-type="string">
            <text:p>2<text:span text:style-name="T3">nd</text:span> Apr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Tues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1" office:value-type="string">
            <text:p>MSc Project Tasks</text:p>
          </table:table-cell>
          <table:table-cell table:style-name="ce5"/>
          <table:table-cell/>
          <table:table-cell table:style-name="ce18" office:value-type="string">
            <text:p>3<text:span text:style-name="T3">rd</text:span> Apr</text:p>
          </table:table-cell>
          <table:table-cell table:style-name="ce5" office:value-type="float" office:value="1">
            <text:p>1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Presentation of initial background research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5" office:value-type="string">
            <text:p>Research and summarise from 7 papers for grad project</text:p>
          </table:table-cell>
          <table:table-cell table:style-name="ce5" office:value-type="string">
            <text:p>2<text:span text:style-name="T3">nd</text:span> April</text:p>
          </table:table-cell>
          <table:table-cell/>
          <table:table-cell table:style-name="ce18" office:value-type="string">
            <text:p>4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18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/>
          <table:table-cell office:value-type="string">
            <text:p>Presentation of initial background research</text:p>
          </table:table-cell>
          <table:table-cell table:style-name="ce5" office:value-type="string">
            <text:p>3<text:span text:style-name="T3">rd</text:span> April</text:p>
          </table:table-cell>
          <table:table-cell/>
          <table:table-cell table:style-name="ce18" office:value-type="string">
            <text:p>5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Fri</text:p>
          </table:table-cell>
          <table:table-cell table:style-name="ce6"/>
          <table:table-cell table:style-name="ce6" office:value-type="string">
            <text:p>Print off 7 papers on CRFs/RNNs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CRFs/RNNs</text:p>
          </table:table-cell>
          <table:table-cell table:style-name="ce5"/>
          <table:table-cell/>
          <table:table-cell table:style-name="ce18" office:value-type="string">
            <text:p>6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Sat</text:p>
          </table:table-cell>
          <table:table-cell table:style-name="ce6"/>
          <table:table-cell table:style-name="ce6" office:value-type="string">
            <text:p>Make 2 week plan to present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Northstar background research and note taking</text:p>
          </table:table-cell>
          <table:table-cell table:style-name="ce5"/>
          <table:table-cell/>
          <table:table-cell table:style-name="ce18" office:value-type="string">
            <text:p>7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Sun</text:p>
          </table:table-cell>
          <table:table-cell table:style-name="ce6"/>
          <table:table-cell table:style-name="ce6" office:value-type="string">
            <text:p>Build IMU .py scripts (graph and cluster functions)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time-series regression</text:p>
          </table:table-cell>
          <table:table-cell table:style-name="ce5"/>
          <table:table-cell/>
          <table:table-cell table:style-name="ce18" office:value-type="string">
            <text:p>8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Mon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Type up notes thus far</text:p>
          </table:table-cell>
          <table:table-cell table:number-columns-repeated="2"/>
          <table:table-cell table:style-name="ce18" office:value-type="string">
            <text:p>9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Tues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office:value-type="string">
            <text:p>Read ML textbook, 19.0 – 19.6</text:p>
          </table:table-cell>
          <table:table-cell table:style-name="ce6" table:number-columns-repeated="7"/>
        </table:table-row>
        <table:table-row table:style-name="ro2">
          <table:table-cell table:number-columns-repeated="4"/>
          <table:table-cell table:style-name="ce18" office:value-type="string">
            <text:p>10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Go to meeting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table:style-name="ce18" office:value-type="string">
            <text:p>11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8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2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Fri</text:p>
          </table:table-cell>
          <table:table-cell table:style-name="ce6"/>
          <table:table-cell table:style-name="ce6" office:value-type="string">
            <text:p>Python: add supervised learning functionality to IMU datasets</text:p>
          </table:table-cell>
          <table:table-cell table:style-name="ce6" office:value-type="string">
            <text:p>Python: setup git repo for project</text:p>
          </table:table-cell>
          <table:table-cell table:style-name="ce6" table:number-columns-repeated="7"/>
        </table:table-row>
        <table:table-row table:style-name="ro2">
          <table:table-cell table:number-columns-repeated="4"/>
          <table:table-cell table:style-name="ce5" office:value-type="string">
            <text:p>13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4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Sun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5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style-name="ce1" office:value-type="string">
            <text:p>Project time</text:p>
          </table:table-cell>
          <table:table-cell table:style-name="ce1" office:value-type="string">
            <text:p>Project Tasks</text:p>
          </table:table-cell>
          <table:table-cell table:number-columns-repeated="2"/>
          <table:table-cell table:style-name="ce5" office:value-type="string">
            <text:p>16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Tues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7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Create research papers folder and file previous paper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17<text:span text:style-name="T3">th</text:span> Apr</text:p>
          </table:table-cell>
          <table:table-cell/>
          <table:table-cell table:style-name="ce5" office:value-type="string">
            <text:p>18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8" office:value-type="string">
            <text:p>Thurs</text:p>
          </table:table-cell>
          <table:table-cell table:style-name="ce6"/>
          <table:table-cell table:style-name="ce6" office:value-type="string">
            <text:p>Setup laptop for CUDA / TF GPU</text:p>
          </table:table-cell>
          <table:table-cell table:style-name="ce6" office:value-type="string">
            <text:p>Read and complete programs in 'Python ML', ch 16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Create research papers folder and file previous papers</text:p>
          </table:table-cell>
          <table:table-cell table:style-name="ce6" office:value-type="string">
            <text:p>17<text:span text:style-name="T3">th</text:span> Apr</text:p>
          </table:table-cell>
          <table:table-cell/>
          <table:table-cell table:style-name="ce5" office:value-type="string">
            <text:p>19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Fri</text:p>
          </table:table-cell>
          <table:table-cell table:style-name="ce6"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URL link review: “Performing Sequence Labelling using CRF in Pyth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Setup laptop for CUDA / TF GPU</text:p>
          </table:table-cell>
          <table:table-cell table:style-name="ce6" office:value-type="string">
            <text:p>18<text:span text:style-name="T3">th</text:span> Apr</text:p>
          </table:table-cell>
          <table:table-cell/>
          <table:table-cell table:style-name="ce5" office:value-type="string">
            <text:p>20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Read and complete programs in 'Python ML', ch 16</text:p>
          </table:table-cell>
          <table:table-cell table:style-name="ce6" office:value-type="string">
            <text:p>18<text:span text:style-name="T3">th</text:span> Apr</text:p>
          </table:table-cell>
          <table:table-cell/>
          <table:table-cell table:style-name="ce5" office:value-type="string">
            <text:p>21<text:span text:style-name="T3">st</text:span> Apr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Sun</text:p>
          </table:table-cell>
          <table:table-cell table:style-name="ce6"/>
          <table:table-cell table:number-columns-repeated="2" table:style-name="ce6" office:value-type="string">
            <text:p>URL link review: “Conditional Random Fields for Sequence Predicti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19<text:span text:style-name="T3">th</text:span> Apr</text:p>
          </table:table-cell>
          <table:table-cell/>
          <table:table-cell table:style-name="ce5" office:value-type="string">
            <text:p>22<text:span text:style-name="T3">nd</text:span> Apr</text:p>
          </table:table-cell>
          <table:table-cell table:style-name="ce5" office:value-type="float" office:value="4">
            <text:p>4</text:p>
          </table:table-cell>
          <table:table-cell table:style-name="ce20" office:value-type="string">
            <text:p>Mon</text:p>
          </table:table-cell>
          <table:table-cell table:style-name="ce6"/>
          <table:table-cell table:style-name="ce7" office:value-type="string">
            <text:p>Make RNN / CRF presentation (2 slides each, 1 description, 1 usefulness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URL link review: “Performing Sequence Labelling using CRF in Python”</text:p>
          </table:table-cell>
          <table:table-cell table:style-name="ce6" office:value-type="string">
            <text:p>19<text:span text:style-name="T3">th</text:span> Apr</text:p>
          </table:table-cell>
          <table:table-cell/>
          <table:table-cell table:style-name="ce5" office:value-type="string">
            <text:p>23<text:span text:style-name="T3">rd</text:span> Apr</text:p>
          </table:table-cell>
          <table:table-cell table:style-name="ce5" office:value-type="float" office:value="4">
            <text:p>4</text:p>
          </table:table-cell>
          <table:table-cell table:style-name="ce20" office:value-type="string">
            <text:p>Tues</text:p>
          </table:table-cell>
          <table:table-cell table:style-name="ce6"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 Tutorial in PyTorch”</text:p>
          </table:table-cell>
          <table:table-cell table:style-name="ce6" office:value-type="string">
            <text:p>21<text:span text:style-name="T3">st</text:span> Apr</text:p>
          </table:table-cell>
          <table:table-cell/>
          <table:table-cell table:style-name="ce5" office:value-type="string">
            <text:p>24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Do RNN / CRF presenta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s for Sequence Prediction”</text:p>
          </table:table-cell>
          <table:table-cell table:style-name="ce6" office:value-type="string">
            <text:p>21<text:span text:style-name="T3">st</text:span> Apr</text:p>
          </table:table-cell>
          <table:table-cell/>
          <table:table-cell table:style-name="ce5" office:value-type="string">
            <text:p>25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18" office:value-type="string">
            <text:p>Thurs</text:p>
          </table:table-cell>
          <table:table-cell table:style-name="ce6"/>
          <table:table-cell table:style-name="ce6" office:value-type="string">
            <text:p>Go for 1-on-1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7" office:value-type="string">
            <text:p>Make RNN / CRF presentation (2 slides each, 1 description, 1 usefulness)</text:p>
          </table:table-cell>
          <table:table-cell table:style-name="ce6" office:value-type="string">
            <text:p>22<text:span text:style-name="T3">nd</text:span> Apr</text:p>
          </table:table-cell>
          <table:table-cell/>
          <table:table-cell table:style-name="ce5" office:value-type="string">
            <text:p>26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0" office:value-type="string">
            <text:p>Fri</text:p>
          </table:table-cell>
          <table:table-cell table:style-name="ce6"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Type up and make import points from: “CRFs as RNNs”</text:p>
          </table:table-cell>
          <table:table-cell table:style-name="ce8" office:value-type="string">
            <text:p><text:span text:style-name="T1">Paper review: </text:span><text:span text:style-name="T2">“Action Categorization with Modified Hidden Conditional Random Field”</text:span>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23<text:span text:style-name="T3">rd</text:span> Apr</text:p>
          </table:table-cell>
          <table:table-cell/>
          <table:table-cell table:style-name="ce18" office:value-type="string">
            <text:p>27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0" office:value-type="string">
            <text:p>Sat</text:p>
          </table:table-cell>
          <table:table-cell table:style-name="ce6"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office:value-type="string">
            <text:p>23<text:span text:style-name="T3">rd</text:span> Apr</text:p>
          </table:table-cell>
          <table:table-cell/>
          <table:table-cell table:style-name="ce18" office:value-type="string">
            <text:p>28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0" office:value-type="string">
            <text:p>Sun</text:p>
          </table:table-cell>
          <table:table-cell table:style-name="ce6"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Paper review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24<text:span text:style-name="T3">th</text:span> Apr</text:p>
          </table:table-cell>
          <table:table-cell/>
          <table:table-cell table:style-name="ce18" office:value-type="string">
            <text:p>29<text:span text:style-name="T3">th</text:span> Apr</text:p>
          </table:table-cell>
          <table:table-cell table:style-name="ce5" office:value-type="float" office:value="5">
            <text:p>5</text:p>
          </table:table-cell>
          <table:table-cell table:style-name="ce18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Do RNN / CRF presentation</text:p>
          </table:table-cell>
          <table:table-cell table:style-name="ce6" office:value-type="string">
            <text:p>24<text:span text:style-name="T3">th</text:span> Apr</text:p>
          </table:table-cell>
          <table:table-cell/>
          <table:table-cell table:style-name="ce18" office:value-type="string">
            <text:p>30<text:span text:style-name="T3">th</text:span> Apr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Tues</text:p>
          </table:table-cell>
          <table:table-cell table:style-name="ce6"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Programming: Download/setup suit data and create diffs plot func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Go for 1-on-1 meeting</text:p>
          </table:table-cell>
          <table:table-cell table:style-name="ce6" office:value-type="string">
            <text:p>25<text:span text:style-name="T3">th</text:span> Apr</text:p>
          </table:table-cell>
          <table:table-cell/>
          <table:table-cell table:style-name="ce5" table:number-columns-repeated="3"/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1<text:span text:style-name="T3">st</text:span> May</text:p>
          </table:table-cell>
          <table:table-cell table:style-name="ce5" office:value-type="float" office:value="5">
            <text:p>5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Type up and make import points from: “CRFs as RNNs”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2<text:span text:style-name="T3">nd</text:span> May</text:p>
          </table:table-cell>
          <table:table-cell table:style-name="ce5" office:value-type="float" office:value="5">
            <text:p>5</text:p>
          </table:table-cell>
          <table:table-cell table:style-name="ce18" office:value-type="string">
            <text:p>Thurs</text:p>
          </table:table-cell>
          <table:table-cell table:style-name="ce6"/>
          <table:table-cell table:style-name="ce8" office:value-type="string">
            <text:p><text:span text:style-name="T1">Type up and make import points from: </text:span><text:span text:style-name="T2">“Action Categorization with Modified Hidden CRF”</text:span></text:p>
          </table:table-cell>
          <table:table-cell table:style-name="ce6" office:value-type="string">
            <text:p>Programming: create extract/dynamic visualisation functions for all-data file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8" office:value-type="string">
            <text:p><text:span text:style-name="T1">Paper review: </text:span><text:span text:style-name="T2">“Action Categorization with Modified Hidden Conditional Random Field”</text:span>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3<text:span text:style-name="T3">rd</text:span> May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Fri</text:p>
          </table:table-cell>
          <table:table-cell table:style-name="ce6"/>
          <table:table-cell table:style-name="ce6" office:value-type="string">
            <text:p>Programming: setup classes for different file types, comment all code, and commit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27<text:span text:style-name="T3">th</text:span> Apr</text:p>
          </table:table-cell>
          <table:table-cell/>
          <table:table-cell table:style-name="ce5" office:value-type="string">
            <text:p>4<text:span text:style-name="T3">th</text:span> May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Sat</text:p>
          </table:table-cell>
          <table:table-cell table:style-name="ce6" office:value-type="string">
            <text:p>Data engin, c1, w1, m1 – m2</text:p>
          </table:table-cell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<text:span text:style-name="T1">Type up and make import points from:</text:span> “Deep Recurrent NN for Mobile HAR with High Throughput”</text:p>
          </table:table-cell>
          <table:table-cell table:style-name="ce6" office:value-type="string">
            <text:p><text:span text:style-name="T1">Type up and make import points from</text:span>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office:value-type="string">
            <text:p>27<text:span text:style-name="T3">th</text:span> Apr</text:p>
          </table:table-cell>
          <table:table-cell/>
          <table:table-cell table:style-name="ce5" office:value-type="string">
            <text:p>5<text:span text:style-name="T3">th</text:span> May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Sun</text:p>
          </table:table-cell>
          <table:table-cell table:style-name="ce6" office:value-type="string">
            <text:p>Data engin, c1, w1, m3</text:p>
          </table:table-cell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<text:span text:style-name="T1">Type up and make import points from</text:span>: “Hierarchical Recurrent Neural Network for Skeleton Based AR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6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8" office:value-type="string">
            <text:p>Mon</text:p>
          </table:table-cell>
          <table:table-cell table:style-name="ce6"/>
          <table:table-cell table:style-name="ce6" office:value-type="string">
            <text:p><text:span text:style-name="T1">Type up and make import points from</text:span>: “Continuous CRFs for Regression in Remote Sensing”</text:p>
          </table:table-cell>
          <table:table-cell table:style-name="ce6" office:value-type="string">
            <text:p>Make presentation of 2 weeks inc: suit data format, .py script, next step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7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0" office:value-type="string">
            <text:p>Tues</text:p>
          </table:table-cell>
          <table:table-cell table:style-name="ce6" office:value-type="string">
            <text:p>Data engin, c1, w1, m4</text:p>
          </table:table-cell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Program: fix crashes-on-close problem with pyplot windows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aper review: “Hidden CRFs for Gesture Recognition”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8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Go to 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30<text:span text:style-name="T3">th</text:span> Apr</text:p>
          </table:table-cell>
          <table:table-cell/>
          <table:table-cell table:style-name="ce5" office:value-type="string">
            <text:p>9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8" office:value-type="string">
            <text:p>Thurs</text:p>
          </table:table-cell>
          <table:table-cell table:style-name="ce6"/>
          <table:table-cell table:style-name="ce6" office:value-type="string">
            <text:p>Add name of file to output col (i.e. one col for if HC or D file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Download/setup suit data and create diffs plot function</text:p>
          </table:table-cell>
          <table:table-cell table:style-name="ce6" office:value-type="string">
            <text:p>30<text:span text:style-name="T3">th</text:span> Apr</text:p>
          </table:table-cell>
          <table:table-cell/>
          <table:table-cell table:style-name="ce5" office:value-type="string">
            <text:p>10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0" office:value-type="string">
            <text:p>Fri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1<text:span text:style-name="T3">st</text:span> May</text:p>
          </table:table-cell>
          <table:table-cell/>
          <table:table-cell table:style-name="ce5" office:value-type="string">
            <text:p>11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0" office:value-type="string">
            <text:p>Sat</text:p>
          </table:table-cell>
          <table:table-cell table:style-name="ce6"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office:value-type="string">
            <text:p>1<text:span text:style-name="T3">st</text:span> May</text:p>
          </table:table-cell>
          <table:table-cell/>
          <table:table-cell table:style-name="ce5" office:value-type="string">
            <text:p>12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0" office:value-type="string">
            <text:p>Sun</text:p>
          </table:table-cell>
          <table:table-cell table:style-name="ce6" office:value-type="string">
            <text:p>Data engin, c1, w1, m5 (2/3)</text:p>
          </table:table-cell>
          <table:table-cell table:style-name="ce6" table:number-columns-repeated="9"/>
        </table:table-row>
        <table:table-row table:style-name="ro2">
          <table:table-cell/>
          <table:table-cell table:style-name="ce8" office:value-type="string">
            <text:p><text:span text:style-name="T1">Type up and make import points from: </text:span><text:span text:style-name="T2">“Action Categorization with Modified Hidden CRF”</text:span></text:p>
          </table:table-cell>
          <table:table-cell table:style-name="ce6" office:value-type="string">
            <text:p>2<text:span text:style-name="T3">nd</text:span> May</text:p>
          </table:table-cell>
          <table:table-cell/>
          <table:table-cell table:style-name="ce5" office:value-type="string">
            <text:p>13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8" office:value-type="string">
            <text:p>Mon</text:p>
          </table:table-cell>
          <table:table-cell table:style-name="ce6"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Make display 3D pos plot run in real-time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rogramming: create extract/dynamic visualisation functions for all-data files</text:p>
          </table:table-cell>
          <table:table-cell table:style-name="ce6" office:value-type="string">
            <text:p>2<text:span text:style-name="T3">nd</text:span> May</text:p>
          </table:table-cell>
          <table:table-cell/>
          <table:table-cell table:style-name="ce5" office:value-type="string">
            <text:p>14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Tues</text:p>
          </table:table-cell>
          <table:table-cell table:style-name="ce6" office:value-type="string">
            <text:p>Data engin, c1, w1, m5-7</text:p>
          </table:table-cell>
          <table:table-cell table:style-name="ce6" office:value-type="string">
            <text:p>Implement basic RNN model with .csv output file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setup classes for different file types, comment all code, and commit</text:p>
          </table:table-cell>
          <table:table-cell table:style-name="ce6" office:value-type="string">
            <text:p>3<text:span text:style-name="T3">rd</text:span> May</text:p>
          </table:table-cell>
          <table:table-cell/>
          <table:table-cell table:style-name="ce5" office:value-type="string">
            <text:p>15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6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8" office:value-type="string">
            <text:p>Thurs</text:p>
          </table:table-cell>
          <table:table-cell table:style-name="ce6" office:value-type="string">
            <text:p>Data engin, c2, w1, m1</text:p>
          </table:table-cell>
          <table:table-cell table:style-name="ce6" office:value-type="string">
            <text:p>Create README file of 'matfile_analysis'</text:p>
          </table:table-cell>
          <table:table-cell table:style-name="ce6" office:value-type="string">
            <text:p>Edit RNN layout and suppress warnings on output</text:p>
          </table:table-cell>
          <table:table-cell table:style-name="ce6" office:value-type="string">
            <text:p>Add optional argument to automatically delete the created output .csv files at end of command</text:p>
          </table:table-cell>
          <table:table-cell table:style-name="ce6" office:value-type="string">
            <text:p>Eliminate need for 'file name' when 'file type' given as 'dc'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<text:span text:style-name="T1">Type up and make import points from:</text:span> “Deep Recurrent NN for Mobile HAR with High Throughput”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7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Hidden CRFs for Gesture Recognition”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8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Sat</text:p>
          </table:table-cell>
          <table:table-cell table:style-name="ce6"/>
          <table:table-cell table:style-name="ce6" office:value-type="string">
            <text:p>Ensure different file types are written to different subdirectories of 'output_files' (e.g. for AD, JA, DC)</text:p>
          </table:table-cell>
          <table:table-cell table:style-name="ce6" office:value-type="string">
            <text:p>Add alternative to 'split files' in matfiles_analysis that specifies a preferred file length rather than num of splits</text:p>
          </table:table-cell>
          <table:table-cell table:style-name="ce6" table:number-columns-repeated="6"/>
          <table:table-cell/>
        </table:table-row>
        <table:table-row table:style-name="ro2">
          <table:table-cell/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19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20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18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Hierarchical Recurrent Neural Network for Skeleton Based AR”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21<text:span text:style-name="T3">st</text:span> May</text:p>
          </table:table-cell>
          <table:table-cell table:style-name="ce5" office:value-type="float" office:value="8">
            <text:p>8</text:p>
          </table:table-cell>
          <table:table-cell table:style-name="ce20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Continuous CRFs for Regression in Remote Sensing”</text:p>
          </table:table-cell>
          <table:table-cell table:style-name="ce6" office:value-type="string">
            <text:p>6<text:span text:style-name="T3">th</text:span> May</text:p>
          </table:table-cell>
          <table:table-cell/>
          <table:table-cell table:style-name="ce5" office:value-type="string">
            <text:p>22<text:span text:style-name="T3">nd</text:span> May</text:p>
          </table:table-cell>
          <table:table-cell table:style-name="ce5" office:value-type="float" office:value="8">
            <text:p>8</text:p>
          </table:table-cell>
          <table:table-cell table:style-name="ce18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Make presentation of 2 weeks inc: suit data format, .py script, next steps</text:p>
          </table:table-cell>
          <table:table-cell table:style-name="ce6" office:value-type="string">
            <text:p>6<text:span text:style-name="T3">th</text:span> May</text:p>
          </table:table-cell>
          <table:table-cell/>
          <table:table-cell table:style-name="ce5" office:value-type="string">
            <text:p>23<text:span text:style-name="T3">rd</text:span> May</text:p>
          </table:table-cell>
          <table:table-cell table:style-name="ce5" office:value-type="float" office:value="8">
            <text:p>8</text:p>
          </table:table-cell>
          <table:table-cell table:style-name="ce18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4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20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5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20" office:value-type="string">
            <text:p>Sat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6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20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fix crashes-on-close problem with pyplot window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7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18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Go to group meeting</text:p>
          </table:table-cell>
          <table:table-cell table:style-name="ce6" office:value-type="string">
            <text:p>8<text:span text:style-name="T3">th</text:span> May</text:p>
          </table:table-cell>
          <table:table-cell/>
          <table:table-cell table:style-name="ce5" office:value-type="string">
            <text:p>28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20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name of file to output col (i.e. one col for if HC or D file)</text:p>
          </table:table-cell>
          <table:table-cell table:style-name="ce6" office:value-type="string">
            <text:p>9<text:span text:style-name="T3">th</text:span> May</text:p>
          </table:table-cell>
          <table:table-cell/>
          <table:table-cell table:style-name="ce5" office:value-type="string">
            <text:p>29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18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11<text:span text:style-name="T3">th</text:span> May</text:p>
          </table:table-cell>
          <table:table-cell/>
          <table:table-cell table:style-name="ce5" office:value-type="string">
            <text:p>30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18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office:value-type="string">
            <text:p>11<text:span text:style-name="T3">th</text:span> May</text:p>
          </table:table-cell>
          <table:table-cell/>
          <table:table-cell table:style-name="ce5" office:value-type="string">
            <text:p>31<text:span text:style-name="T3">st</text:span> May</text:p>
          </table:table-cell>
          <table:table-cell table:style-name="ce5" office:value-type="float" office:value="9">
            <text:p>9</text:p>
          </table:table-cell>
          <table:table-cell table:style-name="ce20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Make display 3D pos plot run in real-time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basic RNN model with .csv output file</text:p>
          </table:table-cell>
          <table:table-cell table:style-name="ce6" office:value-type="string">
            <text:p>14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Group meeting</text:p>
          </table:table-cell>
          <table:table-cell table:style-name="ce6" office:value-type="string">
            <text:p>15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Create README file of 'matfile_analysis'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dit RNN layout and suppress warnings on output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Add optional argument to automatically delete the created output .csv files at end of command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liminate need for 'file name' when 'file type' given as 'dc'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Ensure different file types are written to different subdirectories of 'output_files' (e.g. for AD, JA, DC)</text:p>
          </table:table-cell>
          <table:table-cell table:style-name="ce10" office:value-type="string">
            <text:p>18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alternative to 'split files' in matfiles_analysis that specifies a preferred file length rather than num of splits</text:p>
          </table:table-cell>
          <table:table-cell table:style-name="ce10" office:value-type="string">
            <text:p>18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Modify 'matfiles_analysis' to work with diff subdir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Download additional necessary dataset file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Comment both script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d script with various feature reduction techniques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option to read in NSS's into df as new column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Implement NSS as labels in RNN script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apt RNN to predict north star scores as alternative</text:p>
          </table:table-cell>
          <table:table-cell table:style-name="ce10" office:value-type="string">
            <text:p>22<text:span text:style-name="T3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table:style-name="ce2" office:value-type="string">
            <text:p>22<text:span text:style-name="T3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ality to extract act scores from .xlxs into df</text:p>
          </table:table-cell>
          <table:table-cell office:value-type="string">
            <text:p>23<text:span text:style-name="T3">rd</text:span> May</text:p>
          </table:table-cell>
          <table:table-cell table:number-columns-repeated="14"/>
        </table:table-row>
        <table:table-row table:style-name="ro2">
          <table:table-cell table:style-name="ce2"/>
          <table:table-cell office:value-type="string">
            <text:p>Add batch script</text:p>
          </table:table-cell>
          <table:table-cell office:value-type="string">
            <text:p>24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Group meeting </text:p>
          </table:table-cell>
          <table:table-cell table:style-name="ce2" office:value-type="string">
            <text:p>24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Annotate D11-D20 NSAA files and edit google sheet</text:p>
          </table:table-cell>
          <table:table-cell table:style-name="ce3" office:value-type="string">
            <text:p>30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Fix issue with 'JA/DC all' split_size=1 only showing '19s' on 'y-true'</text:p>
          </table:table-cell>
          <table:table-cell table:style-name="ce3" office:value-type="string">
            <text:p>3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 in RNN to write real and predicted scores to .csv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'mat_act_div' script to divide up .mat files and rewrite to new dir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3D image pos not ending and exiting issue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>
            <text:p>Fix 3D image pos distortion issue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Use 'mat_an' to setup 'NSAA\AD', '6minwalk-matfiles\AD', 'direct_csv\DC', and 'direct_csv\JA'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t_red' to work with 'fn=all' argument and encapsulate feature selection/reduction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work with both stat vals and raw joint angles for both DMD/HC class and NSAA regress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.csv file with results of RNN setups (DMD/HC class and NSAA regress for both AD and DC raw joint files)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Change names of all scripts and put them in 'source' directory (alter output dirs and batch as needed)</text:p>
          </table:table-cell>
          <table:table-cell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to 'RNN results' for '6minwalk-matfiles\AD' and 'direct_csv\JA' for both choice='dhc' and 'overall'</text:p>
          </table:table-cell>
          <table:table-cell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predict 17 output nodes for each activity w/ AD files from NSAA</text:p>
          </table:table-cell>
          <table:table-cell table:style-name="ce3"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rnn' to write results and settings to relevant columns in 'RNN Results.ods'</text:p>
          </table:table-cell>
          <table:table-cell table:style-name="ce3"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Write presentation for group meeting</text:p>
          </table:table-cell>
          <table:table-cell table:style-name="ce2" office:value-type="string">
            <text:p>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comp_stat_vals' to write all files to one 'all' file</text:p>
          </table:table-cell>
          <table:table-cell table:style-name="ce2" office:value-type="string">
            <text:p>4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'ext_raw_measures' script to extract specific raw measurement values from given AD .mat file(s)</text:p>
          </table:table-cell>
          <table:table-cell table:style-name="ce2" office:value-type="string">
            <text:p>4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 and presentation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next steps + further aim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data pipeline and data file type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ection on RNN output format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ummarize results table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attach all scripts to appendices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outline preprocess work done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ection on theory/practical of RNN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background on DMD/NSAA + project motivation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Init report: add papers to bibliography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add cover sheet and introduction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section on theory/practical of CRF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write literature review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edit and submit report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reate new list of tasks from initial report, most-recent presentation, and paper note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R^2 and RMSE as metrics in 'RNN.py' for regression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Implement confusion matrix output in 'RNN.py' for D/HC classification 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for all input options for choice='acts'</text:p>
          </table:table-cell>
          <table:table-cell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optional argument to 'RNN.py' to specify proportion of sequence overlap 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'all' option for 'measurements' in 'ext_raw_measures.py' and run script with 'measurements=all'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RNN.py' to work with raw measurements from local drive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add_nsaa_scores' in both scripts to read NSAA scores from 'KineDMD data updates Feb 2019'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Change 'model_dir' to reflect script arguments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'RNN.py' results output to 'write_to_csv'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optional 'RNN.py' argument to set num_epochs as argument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with different raw data measurements from AD files for various RNN outputs</text:p>
          </table:table-cell>
          <table:table-cell table:style-name="ce2" office:value-type="string">
            <text:p>10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with various sequence overlap proportion for NSAA\AD stat vals for choice='overall'</text:p>
          </table:table-cell>
          <table:table-cell table:style-name="ce2" office:value-type="string">
            <text:p>10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nable 'comp_stat_vals' to extract features from 'single-act' matfil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nable 'ext_raw_measures' to work with 'single-act' matfiles and extract all measures from 'single-act' fil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RNN.py' to work with single-act .mat files to predict single-act NSAA scor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Add a README for 'How to use 3D visualization function'</text:p>
          </table:table-cell>
          <table:table-cell office:value-type="string">
            <text:p>12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Group meeting</text:p>
          </table:table-cell>
          <table:table-cell office:value-type="string">
            <text:p>12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Comment 'mat_act_div.py' and 'ext_raw_measures.py' scripts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Download missing files from 'NSAA\matfiles\ directory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Create .csv file with all subject info from 3 prev files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Experiment with single-act raw measurements files to predict single-act score (0, 1, or 2)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ve 'output_files' off dropbox into 'msc_project_files' and have all scripts point to there</text:p>
          </table:table-cell>
          <table:table-cell office:value-type="string">
            <text:p>15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Write script that loads a trained RNN model and tests on a complete file</text:p>
          </table:table-cell>
          <table:table-cell office:value-type="string">
            <text:p>16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Comment 'comp_stat_vals.py', 'ft_sel_red.py', and 'rnn.py' scripts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Experiment w/ useful raw measurements with longer sequences and larger sequence overlap</text:p>
          </table:table-cell>
          <table:table-cell table:number-columns-repeated="3"/>
          <table:table-cell table:style-name="ce2"/>
          <table:table-cell table:number-columns-repeated="11"/>
        </table:table-row>
        <table:table-row table:style-name="ro1">
          <table:table-cell/>
          <table:table-cell office:value-type="string">
            <text:p>Download the additional 'NSAA\matfiles' and natural movement files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Modify pipeline to ensure ALL available files are processed (not just 1 per file name) and rerun pipeline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Co-Occurrence Feature Learning for Skeleton Based AR using Regularized DLSTM Networks”</text:p>
          </table:table-cell>
          <table:table-cell table:number-columns-repeated="3"/>
          <table:table-cell table:style-name="ce2"/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table:style-name="ce1"/>
          <table:table-cell table:number-columns-repeated="11"/>
        </table:table-row>
        <table:table-row table:style-name="ro1">
          <table:table-cell table:number-columns-repeated="5"/>
          <table:table-cell table:style-name="ce2"/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2">
          <table:table-cell/>
          <table:table-cell table:style-name="ce1" office:value-type="string">
            <text:p>Week List of Tasks (17<text:span text:style-name="T3">th</text:span> – <text:s/>23<text:span text:style-name="T3">rd</text:span> June)</text:p>
          </table:table-cell>
          <table:table-cell table:style-name="ce16" office:value-type="string">
            <text:p>Date</text:p>
          </table:table-cell>
          <table:table-cell table:style-name="ce1" office:value-type="string">
            <text:p>Done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Experiment w/ using 'model_predictor' on unseen files</text:p>
          </table:table-cell>
          <table:table-cell office:value-type="string">
            <text:p>1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to 'model_predictor' a function to detect activities by changing pos values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Record results of 'detect activities' function on all NSAA\AD files</text:p>
          </table:table-cell>
          <table:table-cell office:value-type="string">
            <text:p>19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>
            <text:p>Write script of basic CRF model with .csv output file of statistical values</text:p>
          </table:table-cell>
          <table:table-cell office:value-type="string">
            <text:p>19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ll-in the remainder of the 'DMD Start_End Frames'</text:p>
          </table:table-cell>
          <table:table-cell office:value-type="string">
            <text:p>19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ake graphs for 'RNN Results' comparing results for each group of experiments</text:p>
          </table:table-cell>
          <table:table-cell office:value-type="string">
            <text:p>20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batch script(s) to work with AD source files through pipeline for single and activ NSAAs</text:p>
          </table:table-cell>
          <table:table-cell office:value-type="string">
            <text:p>20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batch script to do all package setup</text:p>
          </table:table-cell>
          <table:table-cell office:value-type="string">
            <text:p>2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>
            <text:p>Paper review + type: “Differential RNNs for Action Recognition”</text:p>
          </table:table-cell>
          <table:table-cell office:value-type="string">
            <text:p>2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>
            <text:p>Paper review + type: “Online Detection and Classification of Dynamic Hand Gestures with Recurrent 3D CNNs”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>
            <text:p>Paper review + type: “Long-term Recurrent Convolutional Networks for Visual Recognition and Description”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>
            <text:p>Paper review + type: “Sequential Deep Learning for Human Action Recognition”</text:p>
          </table:table-cell>
          <table:table-cell office:value-type="string">
            <text:p>2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>
            <text:p>Paper review + type: “Spatio-Temporal LSTM with Trust Gates for 3D HAR”</text:p>
          </table:table-cell>
          <table:table-cell office:value-type="string">
            <text:p>2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>
            <text:p>Paper review + type: “Deep Convolutional and LSTM Recurrent NNs for Multimodal Wearable AR”</text:p>
          </table:table-cell>
          <table:table-cell table:number-columns-repeated="15"/>
        </table:table-row>
        <table:table-row table:style-name="ro2">
          <table:table-cell/>
          <table:table-cell table:style-name="ce13" office:value-type="string">
            <text:p><text:span text:style-name="T1">Paper review + type: </text:span><text:span text:style-name="T2">“Conditional Random People: Tracking Humans with CRFs and Grid Filters”</text:span>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4"/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table:style-name="ce14" office:value-type="string">
            <text:p>Programming</text:p>
          </table:table-cell>
          <table:table-cell table:number-columns-repeated="2"/>
          <table:table-cell table:style-name="ce17"/>
          <table:table-cell table:style-name="ce19"/>
          <table:table-cell table:style-name="ce17"/>
          <table:table-cell table:style-name="ce1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4" office:value-type="string">
            <text:p>Paper Reviews</text:p>
          </table:table-cell>
          <table:table-cell table:number-columns-repeated="15"/>
        </table:table-row>
        <table:table-row table:style-name="ro2">
          <table:table-cell/>
          <table:table-cell table:style-name="ce13" office:value-type="string">
            <text:p><text:span text:style-name="T1">Paper review + type: </text:span><text:span text:style-name="T2">“Actionness Ranking with Lattice Conditional Ordinal Random Fields”</text:span>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2">
          <table:table-cell/>
          <table:table-cell table:style-name="ce13" office:value-type="string">
            <text:p><text:span text:style-name="T1">Paper review + type: </text:span><text:span text:style-name="T2">“Conditional Models for Contextual Human Motion Recognition”</text:span>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view previous papers: “CRFs – Prob models...” and “CRFs as RNNs”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view previous papers: “CRFs for AR...” and “Action Categ...”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view previous papers: “Hidden CRFs...” and “Continuous CRFs...”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view previous papers: “Deep, conv...”, “Deep RNN...”, and “Hierarch RNN...”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2">
          <table:table-cell/>
          <table:table-cell table:style-name="ce13" office:value-type="string">
            <text:p><text:span text:style-name="T1">Paper review: </text:span><text:span text:style-name="T2">“A Comprehensive Study of Activity Recognition Using Accelerometers”</text:span>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>
            <text:p>Paper review: “An Analysis of Single-Layer Networks in Unsupervised Feature Learning'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>
            <text:p>Paper review: “Simultaneous Feature Learning and Hash Coding with Deep Neural Networks”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>
            <text:p>Paper review: “Discriminative Unsupervised Feature Learning with CNNs”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>
            <text:p>Write 2-3 preliminary pages of report on background research and tasks undertaken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>
            <text:p>Type up and organize notes from papers (separate sections for CRF/RNN/feature learn, etc)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>
            <text:p>URL link review: “Lecture 13: Variational Inference: Mean Field Approximation”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>
            <text:p>Read and take notes from 'Sequence Modeling: Recurrent and Recursive Nets'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15"/>
        </table:table-row>
        <table:table-row table:style-name="ro1">
          <table:table-cell/>
          <table:table-cell table:style-name="ce15" office:value-type="string">
            <text:p>Other Project Stuff</text:p>
          </table:table-cell>
          <table:table-cell table:number-columns-repeated="15"/>
        </table:table-row>
        <table:table-row table:style-name="ro2">
          <table:table-cell/>
          <table:table-cell table:style-name="ce4" office:value-type="string">
            <text:p>Literature review (1<text:span text:style-name="T3">st</text:span> half): summary of CRFs, summary of RNNs, how they can be used together</text:p>
          </table:table-cell>
          <table:table-cell table:number-columns-repeated="15"/>
        </table:table-row>
        <table:table-row table:style-name="ro2">
          <table:table-cell/>
          <table:table-cell table:style-name="ce4" office:value-type="string">
            <text:p>Literature review (2<text:span text:style-name="T3">nd</text:span> half): how CRFs/RNNs are adapted to HAR, some pros/cons of each model</text:p>
          </table:table-cell>
          <table:table-cell table:number-columns-repeated="15"/>
        </table:table-row>
        <table:table-row table:style-name="ro2">
          <table:table-cell/>
          <table:table-cell table:style-name="ce4" office:value-type="string">
            <text:p>Presentation (1<text:span text:style-name="T3">st</text:span> half): Applicability of CRFs and RNNs to project, using CRFs/RNNs together, programming thus/far</text:p>
          </table:table-cell>
          <table:table-cell table:number-columns-repeated="15"/>
        </table:table-row>
        <table:table-row table:style-name="ro2">
          <table:table-cell/>
          <table:table-cell table:style-name="ce4" office:value-type="string">
            <text:p>Presentation (2<text:span text:style-name="T3">nd</text:span> half): Immediate next steps (over next 2 weeks), further project direction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table:style-name="ce1" office:value-type="string">
            <text:p>Coursera and Job Stuff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Coursera: SQL for data science, week 1 (~3 hours)</text:p>
          </table:table-cell>
          <table:table-cell office:value-type="string">
            <text:p>10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oursera: SQL for data science, week 2 (~3 hours)</text:p>
          </table:table-cell>
          <table:table-cell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oursera: SQL for data science, week 3 (~3 hours)</text:p>
          </table:table-cell>
          <table:table-cell office:value-type="string">
            <text:p>12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oursera: SQL for data science, week 4, 1/2 (~2.5 hours)</text:p>
          </table:table-cell>
          <table:table-cell office:value-type="string">
            <text:p>13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oursera: SQL for data science, week 4, 2/2 (~2.5 hours)</text:p>
          </table:table-cell>
          <table:table-cell office:value-type="string">
            <text:p>14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Jobs: write new CV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Jobs: write new personal statement template</text:p>
          </table:table-cell>
          <table:table-cell office:value-type="string">
            <text:p>16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Jobs: modify LinkedIn (inc Coursera SQL and current project work)</text:p>
          </table:table-cell>
          <table:table-cell office:value-type="string">
            <text:p>1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Jobs: add UG and PG projects to GitHub</text:p>
          </table:table-cell>
          <table:table-cell office:value-type="string">
            <text:p>1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Jobs: make new lists of 40 jobs (inc both UK and US jobs)</text:p>
          </table:table-cell>
          <table:table-cell office:value-type="string">
            <text:p>19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Jobs: apply for 2 jobs</text:p>
          </table:table-cell>
          <table:table-cell office:value-type="string">
            <text:p>20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Jobs: apply for 2 jobs</text:p>
          </table:table-cell>
          <table:table-cell office:value-type="string">
            <text:p>2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Jobs: apply for 2 jobs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Jobs: apply for 2 jobs</text:p>
          </table:table-cell>
          <table:table-cell office:value-type="string">
            <text:p>23<text:span text:style-name="T3">rd</text:span> June</text:p>
          </table:table-cell>
          <table:table-cell table:number-columns-repeated="1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8107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GB">
      <number:day number:style="long"/>
      <number:text>-</number:text>
      <number:month number:textual="true"/>
    </number:date-style>
    <number:date-style style:name="N8109" number:language="en" number:country="GB">
      <number:month number:textual="true"/>
      <number:text>-</number:text>
      <number:year/>
    </number:date-style>
    <number:time-style style:name="N8110" number:language="en" number:country="GB">
      <number:hours/>
      <number:text>:</number:text>
      <number:minutes number:style="long"/>
      <number:text> </number:text>
      <number:am-pm/>
    </number:time-style>
    <number:time-style style:name="N8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2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8">18/06/2019</text:date>, <text:time>15:3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0:55:19.76</meta:creation-date>
    <dc:date>2019-06-18T15:36:48.54</dc:date>
    <meta:editing-duration>P2DT19H27M9S</meta:editing-duration>
    <meta:editing-cycles>252</meta:editing-cycles>
    <meta:generator>OpenOffice/4.1.5$Win32 OpenOffice.org_project/415m1$Build-9789</meta:generator>
    <meta:document-statistic meta:table-count="3" meta:cell-count="626" meta:object-count="0"/>
  </office:meta>
</office:document-meta>
</file>